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udioManager.Instance.PlaySound();</text:p>
      <text:p text:style-name="Normal"/>
      <text:p text:style-name="Normal">Sound:</text:p>
      <text:p text:style-name="Normal">Tota:<text:line-break/>jump, walk, throw, recharge (recargar ladrillos), finish, habilities</text:p>
      <text:p text:style-name="Normal"/>
      <text:p text:style-name="Normal">Fish:</text:p>
      <text:p text:style-name="Normal">Due, hit, habilities</text:p>
      <text:p text:style-name="Normal"/>
      <text:p text:style-name="Normal">Sound para la pantalla para iniciar el jueg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blo Daniel Barrera</meta:initial-creator>
    <dc:creator>Pablo Daniel Barrera</dc:creator>
    <meta:creation-date>2024-11-27T13:18:00Z</meta:creation-date>
    <dc:date>2024-11-27T13:20:00Z</dc:date>
    <meta:template xlink:href="Normal" xlink:type="simple"/>
    <meta:editing-cycles>4</meta:editing-cycles>
    <meta:editing-duration>PT120S</meta:editing-duration>
    <meta:document-statistic meta:page-count="1" meta:paragraph-count="1" meta:word-count="29" meta:character-count="191" meta:row-count="1" meta:non-whitespace-character-count="163"/>
  </office:meta>
</office:document-meta>
</file>